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8cm"/>
    </style:style>
    <style:style style:name="co2" style:family="table-column">
      <style:table-column-properties fo:break-before="auto" style:column-width="33.789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3.47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ue, 12 Apr 2016 14:32:26 +0100</text:p>
          </table:table-cell>
          <table:table-cell office:value-type="string">
            <text:p>Changed the layout/structure of the application.</text:p>
          </table:table-cell>
          <table:table-cell table:number-columns-repeated="3"/>
        </table:table-row>
        <table:table-row table:style-name="ro1">
          <table:table-cell office:value-type="string">
            <text:p>Sat, 9 Apr 2016 21:06:13 +0100</text:p>
          </table:table-cell>
          <table:table-cell office:value-type="string">
            <text:p>Stream button now only appears when the file type of the file uploaded can be streamed.</text:p>
          </table:table-cell>
          <table:table-cell table:number-columns-repeated="3"/>
        </table:table-row>
        <table:table-row table:style-name="ro2">
          <table:table-cell office:value-type="string">
            <text:p>Tue, 5 Apr 2016 18:49:34 +0100</text:p>
          </table:table-cell>
          <table:table-cell office:value-type="string">
            <text:p>Refactored styling of the site.</text:p>
          </table:table-cell>
          <table:table-cell table:number-columns-repeated="3"/>
        </table:table-row>
        <table:table-row table:style-name="ro1">
          <table:table-cell office:value-type="string">
            <text:p>Tue, 5 Apr 2016 15:28:27 +0100</text:p>
          </table:table-cell>
          <table:table-cell office:value-type="string">
            <text:p>Changed port the application runs on and put the application live on an AWS ec2 instance.</text:p>
          </table:table-cell>
          <table:table-cell table:number-columns-repeated="3"/>
        </table:table-row>
        <table:table-row table:style-name="ro1">
          <table:table-cell office:value-type="string">
            <text:p>Tue, 5 Apr 2016 00:23:09 +0100</text:p>
          </table:table-cell>
          <table:table-cell office:value-type="string">
            <text:p>Added authentication to rooms via a password page.</text:p>
          </table:table-cell>
          <table:table-cell table:number-columns-repeated="3"/>
        </table:table-row>
        <table:table-row table:style-name="ro2">
          <table:table-cell office:value-type="string">
            <text:p>Sat, 2 Apr 2016 23:51:00 +0100</text:p>
          </table:table-cell>
          <table:table-cell office:value-type="string">
            <text:p>Design pretty much finished, rooms now disconnect and display amount of users to uploader. I added fucntionality to improve performance by removing unused rooms/peer connections when they are done with.</text:p>
          </table:table-cell>
          <table:table-cell table:number-columns-repeated="3"/>
        </table:table-row>
        <table:table-row table:style-name="ro1">
          <table:table-cell office:value-type="string">
            <text:p>Thu, 24 Mar 2016 16:08:38 +0000</text:p>
          </table:table-cell>
          <table:table-cell office:value-type="string">
            <text:p>One to many peer connections now working! I have started to work on design of site.</text:p>
          </table:table-cell>
          <table:table-cell table:number-columns-repeated="3"/>
        </table:table-row>
        <table:table-row table:style-name="ro1">
          <table:table-cell office:value-type="string">
            <text:p>Wed, 23 Mar 2016 14:56:35 +0000</text:p>
          </table:table-cell>
          <table:table-cell office:value-type="string">
            <text:p>Node implementation is now working for downloading and streaming files.</text:p>
          </table:table-cell>
          <table:table-cell table:number-columns-repeated="3"/>
        </table:table-row>
        <table:table-row table:style-name="ro2">
          <table:table-cell office:value-type="string">
            <text:p>Wed, 16 Mar 2016 00:13:19 +0000</text:p>
          </table:table-cell>
          <table:table-cell office:value-type="string">
            <text:p>Still working on refactoring the signalling server to a node server implementation.</text:p>
          </table:table-cell>
          <table:table-cell table:number-columns-repeated="3"/>
        </table:table-row>
        <table:table-row table:style-name="ro1">
          <table:table-cell office:value-type="string">
            <text:p>Tue, 15 Mar 2016 00:31:21 +0000</text:p>
          </table:table-cell>
          <table:table-cell office:value-type="string">
            <text:p>I decided to abandon the Spring signalling server as it doesn't have the functionality needed for multiple peer connections. I have started to work on a node server implementation.</text:p>
          </table:table-cell>
          <table:table-cell table:number-columns-repeated="3"/>
        </table:table-row>
        <table:table-row table:style-name="ro1">
          <table:table-cell office:value-type="string">
            <text:p>Tue, 23 Feb 2016 20:11:10 +0000</text:p>
          </table:table-cell>
          <table:table-cell office:value-type="string">
            <text:p>attempting to make the signalling server deal with multiple one-to-one connections</text:p>
          </table:table-cell>
          <table:table-cell table:number-columns-repeated="3"/>
        </table:table-row>
        <table:table-row table:style-name="ro1">
          <table:table-cell office:value-type="string">
            <text:p>Sun, 31 Jan 2016 21:06:41 +0000</text:p>
          </table:table-cell>
          <table:table-cell office:value-type="string">
            <text:p>partially finished multiple peer connections; need to work on signalling with multiple peer connections in action.</text:p>
          </table:table-cell>
          <table:table-cell table:number-columns-repeated="3"/>
        </table:table-row>
        <table:table-row table:style-name="ro1">
          <table:table-cell office:value-type="string">
            <text:p>Sun, 31 Jan 2016 17:14:13 +0000</text:p>
          </table:table-cell>
          <table:table-cell office:value-type="string">
            <text:p>Audio streaming fixed; attempting to get multiple peer connections working again.</text:p>
          </table:table-cell>
          <table:table-cell table:number-columns-repeated="3"/>
        </table:table-row>
        <table:table-row table:style-name="ro1">
          <table:table-cell office:value-type="string">
            <text:p>Tue, 26 Jan 2016 18:23:22 +0000</text:p>
          </table:table-cell>
          <table:table-cell office:value-type="string">
            <text:p>Audio streaming broke when I was attempting one to many peer connections, attempting to fix it at the moment.</text:p>
          </table:table-cell>
          <table:table-cell table:number-columns-repeated="3"/>
        </table:table-row>
        <table:table-row table:style-name="ro3">
          <table:table-cell office:value-type="string">
            <text:p>Fri, 22 Jan 2016 19:08:14 +0000</text:p>
          </table:table-cell>
          <table:table-cell office:value-type="string">
            <text:p>Started to work on one to many peer connections.</text:p>
          </table:table-cell>
          <table:table-cell table:number-columns-repeated="3"/>
        </table:table-row>
        <table:table-row table:style-name="ro2">
          <table:table-cell office:value-type="string">
            <text:p>Thu, 21 Jan 2016 16:31:41 +0000</text:p>
          </table:table-cell>
          <table:table-cell office:value-type="string">
            <text:p>Refactored project to work in firefox; chrome is no longer supported as it relies on file chunking to transfer files.</text:p>
          </table:table-cell>
          <table:table-cell table:number-columns-repeated="3"/>
        </table:table-row>
        <table:table-row table:style-name="ro1">
          <table:table-cell office:value-type="string">
            <text:p>Thu, 24 Dec 2015 16:32:51 +0000</text:p>
          </table:table-cell>
          <table:table-cell office:value-type="string">
            <text:p>added basic file transfer functionality; added basic audio streaming functionality. Video streaming cannot be supported as video files cannot be converted to a stream by any </text:p>
          </table:table-cell>
          <table:table-cell table:number-columns-repeated="3"/>
        </table:table-row>
        <table:table-row table:style-name="ro2">
          <table:table-cell office:value-type="string">
            <text:p>Tue, 22 Dec 2015 01:11:19 +0000</text:p>
          </table:table-cell>
          <table:table-cell office:value-type="string">
            <text:p>Added basic datachannel functionality; refactored so that app.js only communicates with p2p.js which then communicates with signaller.js</text:p>
          </table:table-cell>
          <table:table-cell table:number-columns-repeated="3"/>
        </table:table-row>
        <table:table-row table:style-name="ro2">
          <table:table-cell office:value-type="string">
            <text:p>Mon, 21 Dec 2015 00:48:39 +0000</text:p>
          </table:table-cell>
          <table:table-cell office:value-type="string">
            <text:p>Added basic webrtc peerconnection functionality; restructured javascript dependencies to use bower ;moved client side signalling functionality into it's own javascript file;</text:p>
          </table:table-cell>
          <table:table-cell table:number-columns-repeated="3"/>
        </table:table-row>
        <table:table-row table:style-name="ro1">
          <table:table-cell office:value-type="string">
            <text:p>Tue, 15 Dec 2015 15:01:49 +0000</text:p>
          </table:table-cell>
          <table:table-cell office:value-type="string">
            <text:p>Finished room generation for signalling server.</text:p>
          </table:table-cell>
          <table:table-cell table:number-columns-repeated="3"/>
        </table:table-row>
        <table:table-row table:style-name="ro2">
          <table:table-cell office:value-type="string">
            <text:p>Wed, 9 Dec 2015 23:49:33 +0000</text:p>
          </table:table-cell>
          <table:table-cell office:value-type="string">
            <text:p>Attempting to add dynamic url routing to signalling server for room pages</text:p>
          </table:table-cell>
          <table:table-cell table:number-columns-repeated="3"/>
        </table:table-row>
        <table:table-row table:style-name="ro2">
          <table:table-cell office:value-type="string">
            <text:p>Thu, 3 Dec 2015 00:20:32 +0000</text:p>
          </table:table-cell>
          <table:table-cell office:value-type="string">
            <text:p>Started to <text:s/>prototype dynamic url/room generation for the signalling server.</text:p>
          </table:table-cell>
          <table:table-cell table:number-columns-repeated="3"/>
        </table:table-row>
        <table:table-row table:style-name="ro1">
          <table:table-cell office:value-type="string">
            <text:p>Tue, 1 Dec 2015 21:12:11 +0000</text:p>
          </table:table-cell>
          <table:table-cell office:value-type="string">
            <text:p>Decided not to go with a framework for the client side as it seems unnecessary. Got a partially working web app prototype to test signalling server with.</text:p>
          </table:table-cell>
          <table:table-cell table:number-columns-repeated="3"/>
        </table:table-row>
        <table:table-row table:style-name="ro2">
          <table:table-cell office:value-type="string">
            <text:p>Mon, 30 Nov 2015 19:05:46 +0000</text:p>
          </table:table-cell>
          <table:table-cell office:value-type="string">
            <text:p>Experimenting with backbone.js client-side web application framework</text:p>
          </table:table-cell>
          <table:table-cell table:number-columns-repeated="3"/>
        </table:table-row>
        <table:table-row table:style-name="ro1">
          <table:table-cell office:value-type="string">
            <text:p>Wed, 25 Nov 2015 21:48:02 +0000</text:p>
          </table:table-cell>
          <table:table-cell office:value-type="string">
            <text:p>Finished the first prototype of the Spring signalling server.</text:p>
          </table:table-cell>
          <table:table-cell table:number-columns-repeated="3"/>
        </table:table-row>
        <table:table-row table:style-name="ro1">
          <table:table-cell office:value-type="string">
            <text:p>Mon, 16 Nov 2015 17:15:54 +0000</text:p>
          </table:table-cell>
          <table:table-cell office:value-type="string">
            <text:p>Added ethics form to the interim report.</text:p>
          </table:table-cell>
          <table:table-cell table:number-columns-repeated="3"/>
        </table:table-row>
        <table:table-row table:style-name="ro3">
          <table:table-cell office:value-type="string">
            <text:p>Fri, 13 Nov 2015 14:47:38 +0000</text:p>
          </table:table-cell>
          <table:table-cell office:value-type="string">
            <text:p>Finished first draft of the interim report.</text:p>
          </table:table-cell>
          <table:table-cell table:number-columns-repeated="3"/>
        </table:table-row>
        <table:table-row table:style-name="ro1">
          <table:table-cell office:value-type="string">
            <text:p>Thu, 12 Nov 2015 18:49:53 +0000</text:p>
          </table:table-cell>
          <table:table-cell office:value-type="string">
            <text:p>updated interim report</text:p>
          </table:table-cell>
          <table:table-cell table:number-columns-repeated="3"/>
        </table:table-row>
        <table:table-row table:style-name="ro1">
          <table:table-cell office:value-type="string">
            <text:p>Tue, 3 Nov 2015 20:48:56 +0000</text:p>
          </table:table-cell>
          <table:table-cell office:value-type="string">
            <text:p>updated interim report</text:p>
          </table:table-cell>
          <table:table-cell table:number-columns-repeated="3"/>
        </table:table-row>
        <table:table-row table:style-name="ro1">
          <table:table-cell office:value-type="string">
            <text:p>Mon, 2 Nov 2015 19:35:24 +0000</text:p>
          </table:table-cell>
          <table:table-cell office:value-type="string">
            <text:p>Still working on the interim report.</text:p>
          </table:table-cell>
          <table:table-cell table:number-columns-repeated="3"/>
        </table:table-row>
        <table:table-row table:style-name="ro1">
          <table:table-cell office:value-type="string">
            <text:p>Tue, 27 Oct 2015 16:21:17 +0000</text:p>
          </table:table-cell>
          <table:table-cell office:value-type="string">
            <text:p>Started the interim report in LaTeX.</text:p>
          </table:table-cell>
          <table:table-cell table:number-columns-repeated="3"/>
        </table:table-row>
        <table:table-row table:style-name="ro1">
          <table:table-cell office:value-type="string">
            <text:p>Wed, 21 Oct 2015 15:55:31 +0100</text:p>
          </table:table-cell>
          <table:table-cell office:value-type="string">
            <text:p>Finalised the project proposal.</text:p>
          </table:table-cell>
          <table:table-cell table:number-columns-repeated="3"/>
        </table:table-row>
        <table:table-row table:style-name="ro1">
          <table:table-cell office:value-type="string">
            <text:p>Tue, 20 Oct 2015 18:55:31 +0100</text:p>
          </table:table-cell>
          <table:table-cell office:value-type="string">
            <text:p>updated project proposal</text:p>
          </table:table-cell>
          <table:table-cell table:number-columns-repeated="3"/>
        </table:table-row>
        <table:table-row table:style-name="ro1">
          <table:table-cell office:value-type="string">
            <text:p>Mon, 19 Oct 2015 13:00:59 +0100</text:p>
          </table:table-cell>
          <table:table-cell office:value-type="string">
            <text:p>Updated the project proposal with a Gantt chart</text:p>
          </table:table-cell>
          <table:table-cell table:number-columns-repeated="3"/>
        </table:table-row>
        <table:table-row table:style-name="ro2">
          <table:table-cell office:value-type="string">
            <text:p>Fri, 16 Oct 2015 13:06:14 +0100</text:p>
          </table:table-cell>
          <table:table-cell office:value-type="string">
            <text:p>I have drafted the project proposal and started to experiment with the Spring web framework and the STOMP websocket library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12/04/2016</text:date>, <text:time>16:3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16:35:49.40</dc:date>
    <meta:generator>OpenOffice/4.1.1$Win32 OpenOffice.org_project/411m6$Build-9775</meta:generator>
    <meta:editing-duration>PT54M11S</meta:editing-duration>
    <meta:editing-cycles>1</meta:editing-cycles>
    <meta:document-statistic meta:table-count="1" meta:cell-count="70" meta:object-count="0"/>
  </office:meta>
</office:document-meta>
</file>